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yuthi" svg:font-family="Dyuthi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971cm" fo:min-width="12.676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4.7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3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5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Ubuntu Condensed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style:font-name="Ubuntu Condensed" fo:font-size="60pt" style:font-size-asian="60pt" style:font-size-complex="60pt"/>
    </style:style>
    <style:style style:name="T1" style:family="text">
      <style:text-properties style:font-name="Ubuntu Condensed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38cm" svg:height="3.683cm" svg:x="4.728cm" svg:y="-2.6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3.879cm" svg:height="5.001cm" svg:x="4.584cm" svg:y="-2.157cm">
          <draw:text-box>
            <text:p text:style-name="P2"><text:span text:style-name="T1">FROM / JOINs</text:span></text:p>
          </draw:text-box>
        </draw:frame>
        <draw:g>
          <draw:custom-shape draw:style-name="gr1" draw:text-style-name="P1" draw:layer="layout" svg:width="13.638cm" svg:height="3.683cm" svg:x="4.728cm" svg:y="2.1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3.112cm" svg:height="2.626cm" svg:x="4.947cm" svg:y="2.643cm">
            <draw:text-box>
              <text:p text:style-name="P2"><text:span text:style-name="T1">WHERE</text:span></text:p>
            </draw:text-box>
          </draw:frame>
        </draw:g>
        <draw:g>
          <draw:custom-shape draw:style-name="gr1" draw:text-style-name="P1" draw:layer="layout" svg:width="13.638cm" svg:height="3.683cm" svg:x="4.728cm" svg:y="6.9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3.112cm" svg:height="2.626cm" svg:x="4.947cm" svg:y="7.443cm">
            <draw:text-box>
              <text:p text:style-name="P2"><text:span text:style-name="T1">GROUP BY</text:span></text:p>
            </draw:text-box>
          </draw:frame>
        </draw:g>
        <draw:g>
          <draw:custom-shape draw:style-name="gr1" draw:text-style-name="P1" draw:layer="layout" svg:width="13.638cm" svg:height="3.683cm" svg:x="4.728cm" svg:y="11.8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3.112cm" svg:height="2.626cm" svg:x="4.947cm" svg:y="12.343cm">
            <draw:text-box>
              <text:p text:style-name="P2"><text:span text:style-name="T1">HAVING</text:span></text:p>
            </draw:text-box>
          </draw:frame>
        </draw:g>
        <draw:g>
          <draw:custom-shape draw:style-name="gr1" draw:text-style-name="P1" draw:layer="layout" svg:width="13.638cm" svg:height="3.683cm" svg:x="4.728cm" svg:y="16.5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3.112cm" svg:height="2.626cm" svg:x="4.947cm" svg:y="17.043cm">
            <draw:text-box>
              <text:p text:style-name="P2"><text:span text:style-name="T1">SELECT</text:span></text:p>
            </draw:text-box>
          </draw:frame>
        </draw:g>
        <draw:g>
          <draw:custom-shape draw:style-name="gr1" draw:text-style-name="P1" draw:layer="layout" svg:width="13.638cm" svg:height="3.683cm" svg:x="4.728cm" svg:y="21.2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3.112cm" svg:height="2.626cm" svg:x="4.947cm" svg:y="21.743cm">
            <draw:text-box>
              <text:p text:style-name="P2"><text:span text:style-name="T1">DISTINCT</text:span></text:p>
            </draw:text-box>
          </draw:frame>
        </draw:g>
        <draw:g>
          <draw:custom-shape draw:style-name="gr1" draw:text-style-name="P1" draw:layer="layout" svg:width="13.638cm" svg:height="3.683cm" svg:x="4.728cm" svg:y="25.9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3.112cm" svg:height="2.626cm" svg:x="4.947cm" svg:y="26.443cm">
            <draw:text-box>
              <text:p text:style-name="P2"><text:span text:style-name="T1">ORDER BY</text:span></text:p>
            </draw:text-box>
          </draw:frame>
        </draw:g>
        <draw:custom-shape draw:style-name="gr1" draw:text-style-name="P1" draw:layer="layout" svg:width="13.638cm" svg:height="3.683cm" svg:x="4.728cm" svg:y="30.7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3.443cm" svg:height="2.815cm" svg:x="5.102cm" svg:y="31.205cm">
          <draw:text-box>
            <text:p text:style-name="P2"><text:span text:style-name="T1">LIMIT / OFF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yuthi" svg:font-family="Dyuthi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5:22:16.505236471</meta:creation-date>
    <dc:date>2022-02-01T15:37:55.194269446</dc:date>
    <meta:editing-duration>PT5M7S</meta:editing-duration>
    <meta:editing-cycles>1</meta:editing-cycles>
    <meta:document-statistic meta:object-count="22"/>
    <meta:generator>LibreOffice/6.4.7.2$Linux_X86_64 LibreOffice_project/40$Build-2</meta:generator>
  </office:meta>
</office:document-meta>
</file>